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9.137cm" table:align="left"/>
    </style:style>
    <style:style style:name="Table1.A" style:family="table-column">
      <style:table-column-properties style:column-width="4.113cm"/>
    </style:style>
    <style:style style:name="Table1.B" style:family="table-column">
      <style:table-column-properties style:column-width="5.02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1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2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3">
      <style:paragraph-properties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Heading_20_3">
      <style:paragraph-properties fo:margin-left="0cm" fo:margin-right="0cm" fo:text-indent="0cm" style:auto-text-indent="false" fo:break-before="pag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4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7" style:family="paragraph" style:parent-style-name="Text_20_body" style:list-style-name="L5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6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officeooo:paragraph-rsid="00171d4e"/>
    </style:style>
    <style:style style:name="P21" style:family="paragraph" style:parent-style-name="Heading_20_3">
      <style:paragraph-properties fo:margin-left="0cm" fo:margin-right="0cm" fo:text-indent="0cm" style:auto-text-indent="false"/>
      <style:text-properties officeooo:paragraph-rsid="00171d4e"/>
    </style:style>
    <style:style style:name="P22" style:family="paragraph" style:parent-style-name="Text_20_body" style:list-style-name="L7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3" style:family="paragraph" style:parent-style-name="Text_20_body" style:list-style-name="L7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4" style:family="paragraph" style:parent-style-name="Text_20_body" style:list-style-name="L8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5" style:family="paragraph" style:parent-style-name="Text_20_body" style:list-style-name="L8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6" style:family="paragraph" style:parent-style-name="Text_20_body" style:list-style-name="L9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7" style:family="paragraph" style:parent-style-name="Text_20_body" style:list-style-name="L9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8" style:family="paragraph" style:parent-style-name="Text_20_body" style:list-style-name="L10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9" style:family="paragraph" style:parent-style-name="Text_20_body" style:list-style-name="L10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0" style:family="paragraph" style:parent-style-name="Text_20_body" style:list-style-name="L11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1" style:family="paragraph" style:parent-style-name="Text_20_body" style:list-style-name="L11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2" style:family="paragraph" style:parent-style-name="Text_20_body" style:list-style-name="L1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3" style:family="paragraph" style:parent-style-name="Text_20_body" style:list-style-name="L12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variant="normal" fo:text-transform="none" fo:color="#000000" loext:opacity="100%" fo:font-size="20pt" fo:letter-spacing="normal" fo:font-style="normal" fo:font-weight="normal" style:font-size-asian="20pt" style:font-size-complex="20pt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PRESENTACIÓN – PROYECTO EMPRESARIAL SMR</text:span></text:span></text:h>
      <text:h text:style-name="P2" text:outline-level="2"><text:span text:style-name="Strong_20_Emphasis"><text:span text:style-name="T2">Racks de Inteligencia Artificial Local para PYMES mediante n8n</text:span></text:span></text:h>
      <text:h text:style-name="P3" text:outline-level="3"><text:span text:style-name="Strong_20_Emphasis"><text:span text:style-name="T2">Diapositiva 1 – Portada</text:span></text:span></text:h>
      <text:p text:style-name="P4"><text:span text:style-name="Strong_20_Emphasis"><text:span text:style-name="T2">Título:</text:span></text:span><text:span text:style-name="T2"> Racks de Inteligencia Artificial Local para PYMES<text:line-break/></text:span><text:span text:style-name="Strong_20_Emphasis"><text:span text:style-name="T2">Subtítulo:</text:span></text:span><text:span text:style-name="T2"> Automatización segura, económica y sin nube<text:line-break/></text:span><text:span text:style-name="Strong_20_Emphasis"><text:span text:style-name="T2">Equipo:</text:span></text:span><text:span text:style-name="T2"> (Pon vuestros nombres)<text:line-break/></text:span><text:span text:style-name="Strong_20_Emphasis"><text:span text:style-name="T2">Curso:</text:span></text:span><text:span text:style-name="T2"> SMR – IPE II<text:line-break/></text:span><text:span text:style-name="Strong_20_Emphasis"><text:span text:style-name="T2">Fecha:</text:span></text:span><text:span text:style-name="T2"> Noviembre 2025</text:span></text:p>
      <text:h text:style-name="P3" text:outline-level="3"><text:span text:style-name="Strong_20_Emphasis"><text:span text:style-name="T2">Diapositiva 2 – ¿Qué problema existe?</text:span></text:span></text:h>
      <text:p text:style-name="P5">Las PYMES tienen dificultades para:</text:p>
      <text:list text:style-name="L1">
        <text:list-item>
          <text:p text:style-name="P6">Automatizar tareas repetitivas</text:p>
        </text:list-item>
        <text:list-item>
          <text:p text:style-name="P7">Digitalizar sus procesos</text:p>
        </text:list-item>
        <text:list-item>
          <text:p text:style-name="P7">Proteger datos sensibles</text:p>
        </text:list-item>
        <text:list-item>
          <text:p text:style-name="P7">Pagar servicios de IA en la nube</text:p>
        </text:list-item>
        <text:list-item>
          <text:p text:style-name="P7">Gestionar información de clientes y documentos</text:p>
        </text:list-item>
      </text:list>
      <text:h text:style-name="P3" text:outline-level="3"><text:span text:style-name="Strong_20_Emphasis"><text:span text:style-name="T2">Diapositiva 3 – ¿Por qué ahora?</text:span></text:span></text:h>
      <text:list text:style-name="L2">
        <text:list-item>
          <text:p text:style-name="P8">La IA ya no es opcional: es una necesidad.</text:p>
        </text:list-item>
        <text:list-item>
          <text:p text:style-name="P9">La nube se ha vuelto cara, lenta y dependiente de terceros.</text:p>
        </text:list-item>
        <text:list-item>
          <text:p text:style-name="P9">Las PYMES buscan soluciones accesibles y locales.</text:p>
        </text:list-item>
        <text:list-item>
          <text:p text:style-name="P9">Las ODS fomentan digitalización sostenible y eficiencia energética.</text:p>
        </text:list-item>
      </text:list>
      <text:h text:style-name="P3" text:outline-level="3"><text:span text:style-name="Strong_20_Emphasis"><text:span text:style-name="T2">Diapositiva 4 – Nuestra solución</text:span></text:span></text:h>
      <text:p text:style-name="P4"><text:span text:style-name="T2">Creamos </text:span><text:span text:style-name="Strong_20_Emphasis"><text:span text:style-name="T2">racks compactos de IA local</text:span></text:span><text:span text:style-name="T2">, preparados para:</text:span></text:p>
      <text:list text:style-name="L3">
        <text:list-item>
          <text:p text:style-name="P10">Ejecutar IA dentro de la empresa</text:p>
        </text:list-item>
        <text:list-item>
          <text:p text:style-name="P11"><text:span text:style-name="T2">Automatizar procesos con </text:span><text:span text:style-name="Strong_20_Emphasis"><text:span text:style-name="T2">n8n</text:span></text:span></text:p>
        </text:list-item>
        <text:list-item>
          <text:p text:style-name="P12">Proteger datos sin depender de la nube</text:p>
        </text:list-item>
        <text:list-item>
          <text:p text:style-name="P12">Reducir costes operativos</text:p>
        </text:list-item>
        <text:list-item>
          <text:p text:style-name="P12">Aumentar productividad</text:p>
        </text:list-item>
      </text:list>
      <text:h text:style-name="P3" text:outline-level="3"><text:span text:style-name="Strong_20_Emphasis"><text:span text:style-name="T2"/></text:span></text:h>
      <text:h text:style-name="P13" text:outline-level="3"><text:span text:style-name="Strong_20_Emphasis"><text:span text:style-name="T2">Diapositiva 5 – ¿Qué incluye nuestro rack?</text:span></text:span></text:h>
      <text:list text:style-name="L4">
        <text:list-item>
          <text:p text:style-name="P14">Mini-servidor optimizado</text:p>
        </text:list-item>
        <text:list-item>
          <text:p text:style-name="P15">n8n + módulos IA preconfigurados</text:p>
        </text:list-item>
        <text:list-item>
          <text:p text:style-name="P15">Sistema de almacenamiento</text:p>
        </text:list-item>
        <text:list-item>
          <text:p text:style-name="P15">UPS (protección eléctrica)</text:p>
        </text:list-item>
        <text:list-item>
          <text:p text:style-name="P15">Panel de administración</text:p>
        </text:list-item>
        <text:list-item>
          <text:p text:style-name="P15">Instalación + formación básica</text:p>
        </text:list-item>
        <text:list-item>
          <text:p text:style-name="P15">Soporte técnico mensual</text:p>
        </text:list-item>
      </text:list>
      <text:h text:style-name="P3" text:outline-level="3"><text:span text:style-name="Strong_20_Emphasis"><text:span text:style-name="T2">Diapositiva 6 – ¿Qué puede hacer la IA local?</text:span></text:span></text:h>
      <text:list text:style-name="L5">
        <text:list-item>
          <text:p text:style-name="P16">Clasificación automática de documentos</text:p>
        </text:list-item>
        <text:list-item>
          <text:p text:style-name="P17">Lectura de facturas y PDFs</text:p>
        </text:list-item>
        <text:list-item>
          <text:p text:style-name="P17">Gestión de correos</text:p>
        </text:list-item>
        <text:list-item>
          <text:p text:style-name="P17">Asistente interno tipo chatbot</text:p>
        </text:list-item>
        <text:list-item>
          <text:p text:style-name="P17">Automatización de tareas repetitivas</text:p>
        </text:list-item>
        <text:list-item>
          <text:p text:style-name="P17">Generación de informes</text:p>
        </text:list-item>
        <text:list-item>
          <text:p text:style-name="P17">Integraciones con ERP, CRM o WhatsApp</text:p>
        </text:list-item>
      </text:list>
      <text:h text:style-name="P3" text:outline-level="3"><text:span text:style-name="Strong_20_Emphasis"><text:span text:style-name="T2">Diapositiva 7 – ¿Por qué IA local y no en la nube?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A en la nube</text:p>
            </table:table-cell>
            <table:table-cell table:style-name="Table1.A1" office:value-type="string">
              <text:p text:style-name="Table_20_Heading">IA local (nuestra solución)</text:p>
            </table:table-cell>
          </table:table-row>
        </table:table-header-rows>
        <table:table-row>
          <table:table-cell table:style-name="Table1.A1" office:value-type="string">
            <text:p text:style-name="Table_20_Contents">Coste elevado mensual</text:p>
          </table:table-cell>
          <table:table-cell table:style-name="Table1.A1" office:value-type="string">
            <text:p text:style-name="Table_20_Contents">Pago único + soporte barato</text:p>
          </table:table-cell>
        </table:table-row>
        <table:table-row>
          <table:table-cell table:style-name="Table1.A1" office:value-type="string">
            <text:p text:style-name="Table_20_Contents">Riesgo de privacidad</text:p>
          </table:table-cell>
          <table:table-cell table:style-name="Table1.A1" office:value-type="string">
            <text:p text:style-name="Table_20_Contents">Los datos nunca salen</text:p>
          </table:table-cell>
        </table:table-row>
        <table:table-row>
          <table:table-cell table:style-name="Table1.A1" office:value-type="string">
            <text:p text:style-name="Table_20_Contents">Lentitud</text:p>
          </table:table-cell>
          <table:table-cell table:style-name="Table1.A1" office:value-type="string">
            <text:p text:style-name="Table_20_Contents">Respuesta instantánea</text:p>
          </table:table-cell>
        </table:table-row>
        <table:table-row>
          <table:table-cell table:style-name="Table1.A1" office:value-type="string">
            <text:p text:style-name="Table_20_Contents">Dependencia externa</text:p>
          </table:table-cell>
          <table:table-cell table:style-name="Table1.A1" office:value-type="string">
            <text:p text:style-name="Table_20_Contents">Control total</text:p>
          </table:table-cell>
        </table:table-row>
      </table:table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8 – Tecnología usada</text:span></text:span></text:h>
      <text:list text:style-name="L6">
        <text:list-item>
          <text:p text:style-name="P18"><text:span text:style-name="Strong_20_Emphasis"><text:span text:style-name="T2">n8n</text:span></text:span><text:span text:style-name="T2"> (automatización low-code)</text:span></text:p>
        </text:list-item>
        <text:list-item>
          <text:p text:style-name="P19">Modelos IA locales (Llama, Mistral, Whisper…)</text:p>
        </text:list-item>
        <text:list-item>
          <text:p text:style-name="P19">Hardware mini rack</text:p>
        </text:list-item>
        <text:list-item>
          <text:p text:style-name="P19">Integraciones con:</text:p>
          <text:list>
            <text:list-item>
              <text:p text:style-name="P19">Gmail</text:p>
            </text:list-item>
            <text:list-item>
              <text:p text:style-name="P19">WhatsApp</text:p>
            </text:list-item>
            <text:list-item>
              <text:p text:style-name="P19">Bases de datos</text:p>
            </text:list-item>
            <text:list-item>
              <text:p text:style-name="P19">APIs de la empresa</text:p>
            </text:list-item>
          </text:list>
        </text:list-item>
      </text:list>
      <text:h text:style-name="P3" text:outline-level="3"><text:soft-page-break/><text:span text:style-name="Strong_20_Emphasis"><text:span text:style-name="T2">Diapositiva 9 – Propuesta de valor principal</text:span></text:span></text:h>
      <text:p text:style-name="P20">✔ <text:span text:style-name="T3">IA accesible para PYMES<text:line-break/>✔ Cero dependencia de la nube<text:line-break/>✔ Datos siempre protegidos<text:line-break/>✔ Automatización real desde el primer día<text:line-break/>✔ Servicio técnico cercano y económico<text:line-break/>✔ Escalable y personalizable</text:span></text:p>
      <text:h text:style-name="P21" text:outline-level="3"><text:span text:style-name="Strong_20_Emphasis"><text:span text:style-name="T2">Diapositiva 10 – Alineación con las ODS</text:span></text:span></text:h>
      <text:p text:style-name="P4"><text:span text:style-name="Strong_20_Emphasis"><text:span text:style-name="T2">ODS 8 – Trabajo decente y crecimiento económico:</text:span></text:span><text:span text:style-name="T2"><text:line-break/>Aumenta la productividad de la PYME.</text:span></text:p>
      <text:p text:style-name="P4"><text:span text:style-name="Strong_20_Emphasis"><text:span text:style-name="T2">ODS 9 – Industria, innovación e infraestructura:</text:span></text:span><text:span text:style-name="T2"><text:line-break/>Promueve innovación local y tecnología accesible.</text:span></text:p>
      <text:p text:style-name="P4"><text:span text:style-name="Strong_20_Emphasis"><text:span text:style-name="T2">ODS 12 – Consumo y producción responsables:</text:span></text:span><text:span text:style-name="T2"><text:line-break/>Reduce consumo energético comparado con cloud.</text:span></text:p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1 – Nuestro cliente (Early Adopter)</text:span></text:span></text:h>
      <text:p text:style-name="P5">PEQUEÑAS EMPRESAS QUE:</text:p>
      <text:list text:style-name="L7">
        <text:list-item>
          <text:p text:style-name="P22">Manejan documentos</text:p>
        </text:list-item>
        <text:list-item>
          <text:p text:style-name="P23">Procesan correos y tareas repetitivas</text:p>
        </text:list-item>
        <text:list-item>
          <text:p text:style-name="P23">Necesitan eficiencia</text:p>
        </text:list-item>
        <text:list-item>
          <text:p text:style-name="P23">No pueden contratar consultoras caras</text:p>
        </text:list-item>
        <text:list-item>
          <text:p text:style-name="P23">Valoran la privacidad</text:p>
        </text:list-item>
      </text:list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2 – Ejemplos de clientes potenciales</text:span></text:span></text:h>
      <text:list text:style-name="L8">
        <text:list-item>
          <text:p text:style-name="P24">Gestorías</text:p>
        </text:list-item>
        <text:list-item>
          <text:p text:style-name="P25">Clínicas dentales</text:p>
        </text:list-item>
        <text:list-item>
          <text:p text:style-name="P25">Academias</text:p>
        </text:list-item>
        <text:list-item>
          <text:p text:style-name="P25">PYMES tecnológicas</text:p>
        </text:list-item>
        <text:list-item>
          <text:p text:style-name="P25">Talleres</text:p>
        </text:list-item>
        <text:list-item>
          <text:p text:style-name="P25">Empresas de transporte</text:p>
        </text:list-item>
        <text:list-item>
          <text:p text:style-name="P25">Despachos profesionales</text:p>
        </text:list-item>
      </text:list>
      <text:h text:style-name="P3" text:outline-level="3"><text:soft-page-break/><text:span text:style-name="Strong_20_Emphasis"><text:span text:style-name="T2">Diapositiva 13 – Mapa de empatía del cliente</text:span></text:span></text:h>
      <text:p text:style-name="P4"><text:span text:style-name="Strong_20_Emphasis"><text:span text:style-name="T2">Ve:</text:span></text:span><text:span text:style-name="T2"> desorden, procesos lentos<text:line-break/></text:span><text:span text:style-name="Strong_20_Emphasis"><text:span text:style-name="T2">Escucha:</text:span></text:span><text:span text:style-name="T2"> «tenemos que digitalizarnos»<text:line-break/></text:span><text:span text:style-name="Strong_20_Emphasis"><text:span text:style-name="T2">Dice:</text:span></text:span><text:span text:style-name="T2"> «la IA es muy cara»<text:line-break/></text:span><text:span text:style-name="Strong_20_Emphasis"><text:span text:style-name="T2">Piensa:</text:span></text:span><text:span text:style-name="T2"> «necesito ayuda»<text:line-break/></text:span><text:span text:style-name="Strong_20_Emphasis"><text:span text:style-name="T2">Siente:</text:span></text:span><text:span text:style-name="T2"> frustración, falta de tiempo</text:span></text:p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4 – Competencia</text:span></text:span></text:h>
      <text:p text:style-name="P4"><text:span text:style-name="Strong_20_Emphasis"><text:span text:style-name="T2">Consultoras grandes:</text:span></text:span><text:span text:style-name="T2"> caras, lentas, no accesibles<text:line-break/></text:span><text:span text:style-name="Strong_20_Emphasis"><text:span text:style-name="T2">Automatización cloud:</text:span></text:span><text:span text:style-name="T2"> precios altos + riesgo de datos<text:line-break/></text:span><text:span text:style-name="Strong_20_Emphasis"><text:span text:style-name="T2">Ventaja clave nuestra:</text:span></text:span><text:span text:style-name="T2"> IA local económica con soporte</text:span></text:p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5 – Modelo de negocio</text:span></text:span></text:h>
      <text:p text:style-name="P4"><text:span text:style-name="Strong_20_Emphasis"><text:span text:style-name="T2">Ingreso inicial:</text:span></text:span><text:span text:style-name="T2"> venta del rack<text:line-break/></text:span><text:span text:style-name="Strong_20_Emphasis"><text:span text:style-name="T2">Ingreso recurrente:</text:span></text:span><text:span text:style-name="T2"> soporte mensual<text:line-break/></text:span><text:span text:style-name="Strong_20_Emphasis"><text:span text:style-name="T2">Servicios extra:</text:span></text:span></text:p>
      <text:list text:style-name="L9">
        <text:list-item>
          <text:p text:style-name="P26">Nuevos flujos IA</text:p>
        </text:list-item>
        <text:list-item>
          <text:p text:style-name="P27">Integraciones</text:p>
        </text:list-item>
        <text:list-item>
          <text:p text:style-name="P27">Actualización de hardware</text:p>
        </text:list-item>
      </text:list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6 – Costes principales</text:span></text:span></text:h>
      <text:list text:style-name="L10">
        <text:list-item>
          <text:p text:style-name="P28">Hardware del rack</text:p>
        </text:list-item>
        <text:list-item>
          <text:p text:style-name="P29">Licencias necesarias (si se usan)</text:p>
        </text:list-item>
        <text:list-item>
          <text:p text:style-name="P29">Desarrollo de flujos n8n</text:p>
        </text:list-item>
        <text:list-item>
          <text:p text:style-name="P29">Mano de obra (instalación + soporte)</text:p>
        </text:list-item>
        <text:list-item>
          <text:p text:style-name="P29">Marketing</text:p>
        </text:list-item>
        <text:list-item>
          <text:p text:style-name="P29">Mantenimiento</text:p>
        </text:list-item>
      </text:list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/></text:span></text:h>
      <text:h text:style-name="P13" text:outline-level="3"><text:span text:style-name="Strong_20_Emphasis"><text:span text:style-name="T2">Diapositiva 17 – Riesgos y cómo los gestionamos</text:span></text:span></text:h>
      <text:p text:style-name="P4"><text:span text:style-name="Strong_20_Emphasis"><text:span text:style-name="T2">Riesgos:</text:span></text:span></text:p>
      <text:list text:style-name="L11">
        <text:list-item>
          <text:p text:style-name="P30">Competencia emergente</text:p>
        </text:list-item>
        <text:list-item>
          <text:p text:style-name="P31">Resistencia al cambio digital</text:p>
        </text:list-item>
        <text:list-item>
          <text:p text:style-name="P31">Falta de cultura tecnológica en PYMES</text:p>
        </text:list-item>
      </text:list>
      <text:p text:style-name="P4"><text:span text:style-name="Strong_20_Emphasis"><text:span text:style-name="T2">Soluciones:</text:span></text:span></text:p>
      <text:list text:style-name="L12">
        <text:list-item>
          <text:p text:style-name="P32">Precios competitivos</text:p>
        </text:list-item>
        <text:list-item>
          <text:p text:style-name="P33">Formación incluida</text:p>
        </text:list-item>
        <text:list-item>
          <text:p text:style-name="P33">Soporte directo y cercano</text:p>
        </text:list-item>
        <text:list-item>
          <text:p text:style-name="P33">Demostraciones gratuitas</text:p>
        </text:list-item>
      </text:list>
      <text:h text:style-name="P3" text:outline-level="3"><text:span text:style-name="Strong_20_Emphasis"><text:span text:style-name="T2"/></text:span></text:h>
      <text:h text:style-name="P3" text:outline-level="3"><text:span text:style-name="Strong_20_Emphasis"><text:span text:style-name="T2">Diapositiva 18 – Cierre</text:span></text:span></text:h>
      <text:p text:style-name="P4"><text:span text:style-name="Strong_20_Emphasis"><text:span text:style-name="T2">Una PYME puede tener IA real, rápida, segura y económica.</text:span></text:span><text:span text:style-name="T2"><text:line-break/>Nosotros la hacemos accesible.<text:line-break/>¿Preguntas?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7:33:57.431290000</meta:creation-date>
    <dc:date>2025-11-15T17:35:22.151209000</dc:date>
    <meta:editing-duration>PT1M25S</meta:editing-duration>
    <meta:editing-cycles>1</meta:editing-cycles>
    <meta:document-statistic meta:table-count="1" meta:image-count="0" meta:object-count="0" meta:page-count="5" meta:paragraph-count="108" meta:word-count="621" meta:character-count="3975" meta:non-whitespace-character-count="3503"/>
    <meta:generator>LibreOffice/25.2.3.2$MacOSX_X86_64 LibreOffice_project/bbb074479178df812d175f709636b368952c2ce3</meta:generator>
  </office:meta>
</office:document-meta>
</file>